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82cm"/>
    </style:style>
    <style:style style:name="gr9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2" draw:layer="layout" svg:width="2cm" svg:height="1cm" svg:x="4.801cm" svg:y="3.2cm">
              <text:p text:style-name="P1"><text:span text:style-name="T1">НС-Р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draw:layer="layout" svg:width="2cm" svg:height="1cm" svg:x="8.401cm" svg:y="3.2cm">
              <text:p text:style-name="P1"><text:span text:style-name="T1">Объект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3" draw:layer="layout" svg:x1="2.801cm" svg:y1="3.4cm" svg:x2="4.801cm" svg:y2="3.4cm">
              <text:p/>
            </draw:line>
            <draw:custom-shape draw:style-name="gr3" draw:text-style-name="P3" draw:layer="layout" svg:width="0.4cm" svg:height="0.4cm" svg:x="11.2cm" svg:y="3.5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line draw:style-name="gr2" draw:text-style-name="P3" draw:layer="layout" svg:x1="3.801cm" svg:y1="4cm" svg:x2="4.801cm" svg:y2="4cm">
              <text:p/>
            </draw:line>
            <draw:line draw:style-name="gr2" draw:text-style-name="P3" draw:layer="layout" svg:x1="2.2cm" svg:y1="4cm" svg:x2="3.4cm" svg:y2="4cm">
              <text:p/>
            </draw:line>
            <draw:line draw:style-name="gr4" draw:text-style-name="P3" draw:layer="layout" svg:x1="2.8cm" svg:y1="3.4cm" svg:x2="2.801cm" svg:y2="4cm">
              <text:p/>
            </draw:line>
            <draw:line draw:style-name="gr2" draw:text-style-name="P3" draw:layer="layout" svg:x1="6.801cm" svg:y1="3.7cm" svg:x2="8.401cm" svg:y2="3.7cm">
              <text:p/>
            </draw:line>
            <draw:line draw:style-name="gr2" draw:text-style-name="P3" draw:layer="layout" svg:x1="10.401cm" svg:y1="3.7cm" svg:x2="11.201cm" svg:y2="3.7cm">
              <text:p/>
            </draw:line>
            <draw:line draw:style-name="gr2" draw:text-style-name="P3" draw:layer="layout" svg:x1="11.401cm" svg:y1="4.55cm" svg:x2="11.401cm" svg:y2="3.9cm">
              <text:p/>
            </draw:line>
            <draw:line draw:style-name="gr4" draw:text-style-name="P3" draw:layer="layout" svg:x1="11.601cm" svg:y1="3.7cm" svg:x2="12.201cm" svg:y2="3.7cm">
              <text:p/>
            </draw:line>
            <draw:line draw:style-name="gr5" draw:text-style-name="P3" draw:layer="layout" svg:x1="12.201cm" svg:y1="5.4cm" svg:x2="12.201cm" svg:y2="3.7cm">
              <text:p/>
            </draw:line>
            <draw:line draw:style-name="gr4" draw:text-style-name="P3" draw:layer="layout" svg:x1="8.05cm" svg:y1="5.4cm" svg:x2="3.601cm" svg:y2="5.4cm">
              <text:p/>
            </draw:line>
            <draw:line draw:style-name="gr2" draw:text-style-name="P3" draw:layer="layout" svg:x1="3.601cm" svg:y1="5.4cm" svg:x2="3.601cm" svg:y2="4.2cm">
              <text:p/>
            </draw:line>
            <draw:custom-shape draw:style-name="gr1" draw:text-style-name="P2" draw:layer="layout" svg:width="2cm" svg:height="1cm" svg:x="8.401cm" svg:y="1.8cm">
              <text:p text:style-name="P1"><text:span text:style-name="T1">НС-О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3" draw:layer="layout" svg:x1="12.201cm" svg:y1="3.7cm" svg:x2="12.2cm" svg:y2="2.5cm">
              <text:p/>
            </draw:line>
            <draw:line draw:style-name="gr2" draw:text-style-name="P3" draw:layer="layout" svg:x1="10.401cm" svg:y1="2.3cm" svg:x2="12.001cm" svg:y2="2.3cm">
              <text:p/>
            </draw:line>
            <draw:line draw:style-name="gr2" draw:text-style-name="P3" draw:layer="layout" svg:x1="7.201cm" svg:y1="2cm" svg:x2="8.401cm" svg:y2="2cm">
              <text:p/>
            </draw:line>
            <draw:line draw:style-name="gr4" draw:text-style-name="P3" draw:layer="layout" svg:x1="7.2cm" svg:y1="2cm" svg:x2="7.2cm" svg:y2="3.7cm">
              <text:p/>
            </draw:line>
            <draw:line draw:style-name="gr2" draw:text-style-name="P3" draw:layer="layout" svg:x1="12.201cm" svg:y1="5.4cm" svg:x2="7.801cm" svg:y2="5.4cm">
              <text:p/>
            </draw:line>
            <draw:line draw:style-name="gr2" draw:text-style-name="P3" draw:layer="layout" svg:x1="7.5cm" svg:y1="2.6cm" svg:x2="8.4cm" svg:y2="2.6cm">
              <text:p/>
            </draw:line>
            <draw:line draw:style-name="gr2" draw:text-style-name="P3" draw:layer="layout" svg:x1="12.2cm" svg:y1="3cm" svg:x2="8.6cm" svg:y2="3cm">
              <text:p/>
            </draw:line>
            <draw:line draw:style-name="gr4" draw:text-style-name="P3" draw:layer="layout" svg:x1="8.701cm" svg:y1="3cm" svg:x2="7.501cm" svg:y2="3cm">
              <text:p/>
            </draw:line>
            <draw:line draw:style-name="gr4" draw:text-style-name="P3" draw:layer="layout" svg:x1="7.501cm" svg:y1="2.6cm" svg:x2="7.501cm" svg:y2="3cm">
              <text:p/>
            </draw:line>
            <draw:line draw:style-name="gr2" draw:text-style-name="P3" draw:layer="layout" svg:x1="10.401cm" svg:y1="3.7cm" svg:x2="11.201cm" svg:y2="3.7cm">
              <text:p/>
            </draw:line>
            <draw:line draw:style-name="gr2" draw:text-style-name="P3" draw:layer="layout" svg:x1="12.4cm" svg:y1="2.3cm" svg:x2="13.2cm" svg:y2="2.3cm">
              <text:p/>
            </draw:line>
            <draw:g>
              <draw:custom-shape draw:style-name="gr3" draw:text-style-name="P3" draw:layer="layout" svg:width="0.4cm" svg:height="0.4cm" draw:transform="rotate (-1.57079632679579) translate (12.4cm 2.1cm)">
                <text:p/>
                <draw:enhanced-geometry svg:viewBox="0 0 21600 21600" draw:mirror-horizontal="false" draw:mirror-vertical="tru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  </draw:custom-shape>
              <draw:custom-shape draw:style-name="gr6" draw:text-style-name="P3" draw:layer="layout" svg:width="0.4cm" svg:height="0.4cm" draw:transform="rotate (-1.57079632679579) translate (12.4cm 2.101cm)">
                <text:p/>
                <draw:enhanced-geometry draw:mirror-horizontal="false" draw:mirror-vertical="true" draw:glue-point-type="segments" draw:type="mso-spt100" draw:modifiers="132.341747765317 41.9977274121156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g>
              <draw:custom-shape draw:style-name="gr3" draw:text-style-name="P3" draw:layer="layout" svg:width="0.4cm" svg:height="0.4cm" svg:x="3.4cm" svg:y="3.8cm">
                <text:p/>
  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  </draw:custom-shape>
              <draw:custom-shape draw:style-name="gr6" draw:text-style-name="P3" draw:layer="layout" svg:width="0.4cm" svg:height="0.4cm" svg:x="3.399cm" svg:y="3.8cm">
                <text:p/>
                <draw:enhanced-geometry draw:glue-point-type="segments" draw:type="mso-spt100" draw:modifiers="132.341747765317 41.9977274121156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</draw:g>
            <draw:frame draw:style-name="gr7" draw:text-style-name="P4" draw:layer="layout" svg:width="0.786cm" svg:height="0.928cm" svg:x="6.67cm" svg:y="3.501cm">
              <draw:text-box>
                <text:p><text:span text:style-name="T2">u</text:span></text:p>
              </draw:text-box>
            </draw:frame>
            <draw:frame draw:style-name="gr7" draw:text-style-name="P4" draw:layer="layout" svg:width="0.752cm" svg:height="0.928cm" svg:x="3.9cm" svg:y="3.801cm">
              <draw:text-box>
                <text:p><text:span text:style-name="T2">e</text:span></text:p>
              </draw:text-box>
            </draw:frame>
            <draw:frame draw:style-name="gr7" draw:text-style-name="P4" draw:layer="layout" svg:width="0.722cm" svg:height="0.928cm" svg:x="1.95cm" svg:y="3.801cm">
              <draw:text-box>
                <text:p><text:span text:style-name="T2">r</text:span></text:p>
              </draw:text-box>
            </draw:frame>
            <draw:frame draw:style-name="gr7" draw:text-style-name="P4" draw:layer="layout" svg:width="0.786cm" svg:height="0.928cm" svg:x="11.02cm" svg:y="4.351cm">
              <draw:text-box>
                <text:p><text:span text:style-name="T2">n</text:span></text:p>
              </draw:text-box>
            </draw:frame>
            <draw:frame draw:style-name="gr7" draw:text-style-name="P4" draw:layer="layout" svg:width="0.752cm" svg:height="0.928cm" svg:x="12.1cm" svg:y="3.232cm">
              <draw:text-box>
                <text:p><text:span text:style-name="T2">y</text:span></text:p>
              </draw:text-box>
            </draw:frame>
            <draw:frame draw:style-name="gr8" draw:layer="layout" svg:width="0.896cm" svg:height="1.07cm" svg:x="10.904cm" svg:y="1.381cm">
              <draw:text-box>
                <text:p><text:span text:style-name="T3">ŷ</text:span></text:p>
              </draw:text-box>
            </draw:frame>
            <draw:custom-shape draw:style-name="gr1" draw:text-style-name="P2" draw:layer="layout" svg:width="3cm" svg:height="1.8cm" svg:x="13.2cm" svg:y="1.6cm">
              <text:p text:style-name="P1"><text:span text:style-name="T4">Обнаружение</text:span></text:p>
              <text:p text:style-name="P1"><text:span text:style-name="T4">разладки</text:span></text:p>
              <text:p text:style-name="P1"><text:span text:style-name="T4">по АКС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" draw:text-style-name="P2" draw:layer="layout" svg:width="3cm" svg:height="1.2cm" svg:x="13.2cm" svg:y="4.2cm">
              <text:p text:style-name="P1"><text:span text:style-name="T1">Алгоритм</text:span></text:p>
              <text:p text:style-name="P1"><text:span text:style-name="T1">адаптации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9" draw:text-style-name="P3" draw:layer="layout" svg:width="0.35cm" svg:height="0.8cm" svg:x="14.5cm" svg:y="3.4cm">
              <text:p/>
              <draw:enhanced-geometry svg:viewBox="0 0 21600 21600" draw:text-areas="?f0 0 ?f2 ?f5" draw:type="down-arrow" draw:modifiers="11568.5393258427 48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7" draw:text-style-name="P4" draw:layer="layout" svg:width="0.786cm" svg:height="0.928cm" svg:x="12.348cm" svg:y="1.35cm">
              <draw:text-box>
                <text:p><text:span text:style-name="T2">d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01-01T11:03:56</dc:date>
    <meta:editing-duration>PT01H59M24S</meta:editing-duration>
    <meta:editing-cycles>16</meta:editing-cycles>
    <meta:generator>OpenOffice.org/3.2$Unix OpenOffice.org_project/320m12$Build-9483</meta:generator>
    <meta:document-statistic meta:object-count="44"/>
  </office:meta>
</office:document-meta>
</file>